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number-columns-repeated="2" office:value-type="date" office:date-value="2023-11-22T15:00:00" calcext:value-type="date">
            <text:p>11/22/23 03:00 PM</text:p>
          </table:table-cell>
        </table:table-row>
        <table:table-row table:style-name="ro1">
          <table:table-cell office:value-type="date" office:date-value="2023-11-22T15:05:00" calcext:value-type="date">
            <text:p>11/22/23 03:05 PM</text:p>
          </table:table-cell>
          <table:table-cell table:formula="of:=[.B1]+5/60/24" office:value-type="date" office:date-value="2023-11-22T15:05:00" calcext:value-type="date">
            <text:p>11/22/23 03:05 PM</text:p>
          </table:table-cell>
        </table:table-row>
        <table:table-row table:style-name="ro1">
          <table:table-cell office:value-type="date" office:date-value="2023-11-22T15:10:00" calcext:value-type="date">
            <text:p>11/22/23 03:10 PM</text:p>
          </table:table-cell>
          <table:table-cell table:formula="of:=[.B2]+5/60/24" office:value-type="date" office:date-value="2023-11-22T15:10:00" calcext:value-type="date">
            <text:p>11/22/23 03:10 PM</text:p>
          </table:table-cell>
        </table:table-row>
        <table:table-row table:style-name="ro1">
          <table:table-cell office:value-type="date" office:date-value="2023-11-22T15:15:00" calcext:value-type="date">
            <text:p>11/22/23 03:15 PM</text:p>
          </table:table-cell>
          <table:table-cell table:formula="of:=[.B3]+5/60/24" office:value-type="date" office:date-value="2023-11-22T15:15:00" calcext:value-type="date">
            <text:p>11/22/23 03:15 PM</text:p>
          </table:table-cell>
        </table:table-row>
        <table:table-row table:style-name="ro1">
          <table:table-cell office:value-type="date" office:date-value="2023-11-22T15:20:00" calcext:value-type="date">
            <text:p>11/22/23 03:20 PM</text:p>
          </table:table-cell>
          <table:table-cell table:formula="of:=[.B4]+5/60/24" office:value-type="date" office:date-value="2023-11-22T15:20:00" calcext:value-type="date">
            <text:p>11/22/23 03:20 PM</text:p>
          </table:table-cell>
        </table:table-row>
        <table:table-row table:style-name="ro1">
          <table:table-cell office:value-type="date" office:date-value="2023-11-22T15:25:00" calcext:value-type="date">
            <text:p>11/22/23 03:25 PM</text:p>
          </table:table-cell>
          <table:table-cell table:formula="of:=[.B5]+5/60/24" office:value-type="date" office:date-value="2023-11-22T15:25:00" calcext:value-type="date">
            <text:p>11/22/23 03:25 PM</text:p>
          </table:table-cell>
        </table:table-row>
        <table:table-row table:style-name="ro1">
          <table:table-cell office:value-type="date" office:date-value="2023-11-22T15:30:00" calcext:value-type="date">
            <text:p>11/22/23 03:30 PM</text:p>
          </table:table-cell>
          <table:table-cell table:formula="of:=[.B6]+5/60/24" office:value-type="date" office:date-value="2023-11-22T15:30:00" calcext:value-type="date">
            <text:p>11/22/23 03:30 PM</text:p>
          </table:table-cell>
        </table:table-row>
        <table:table-row table:style-name="ro1">
          <table:table-cell office:value-type="date" office:date-value="2023-11-22T15:35:00" calcext:value-type="date">
            <text:p>11/22/23 03:35 PM</text:p>
          </table:table-cell>
          <table:table-cell table:formula="of:=[.B7]+5/60/24" office:value-type="date" office:date-value="2023-11-22T15:35:00" calcext:value-type="date">
            <text:p>11/22/23 03:35 PM</text:p>
          </table:table-cell>
        </table:table-row>
        <table:table-row table:style-name="ro1">
          <table:table-cell office:value-type="date" office:date-value="2023-11-22T15:40:00" calcext:value-type="date">
            <text:p>11/22/23 03:40 PM</text:p>
          </table:table-cell>
          <table:table-cell table:formula="of:=[.B8]+5/60/24" office:value-type="date" office:date-value="2023-11-22T15:40:00" calcext:value-type="date">
            <text:p>11/22/23 03:40 PM</text:p>
          </table:table-cell>
        </table:table-row>
        <table:table-row table:style-name="ro1">
          <table:table-cell office:value-type="date" office:date-value="2023-11-22T15:45:00" calcext:value-type="date">
            <text:p>11/22/23 03:45 PM</text:p>
          </table:table-cell>
          <table:table-cell table:formula="of:=[.B9]+5/60/24" office:value-type="date" office:date-value="2023-11-22T15:45:00" calcext:value-type="date">
            <text:p>11/22/23 03:45 PM</text:p>
          </table:table-cell>
        </table:table-row>
        <table:table-row table:style-name="ro1">
          <table:table-cell office:value-type="date" office:date-value="2023-11-22T15:50:00" calcext:value-type="date">
            <text:p>11/22/23 03:50 PM</text:p>
          </table:table-cell>
          <table:table-cell table:formula="of:=[.B10]+5/60/24" office:value-type="date" office:date-value="2023-11-22T15:50:00" calcext:value-type="date">
            <text:p>11/22/23 03:50 PM</text:p>
          </table:table-cell>
        </table:table-row>
        <table:table-row table:style-name="ro1">
          <table:table-cell office:value-type="date" office:date-value="2023-11-22T15:55:00" calcext:value-type="date">
            <text:p>11/22/23 03:55 PM</text:p>
          </table:table-cell>
          <table:table-cell table:formula="of:=[.B11]+5/60/24" office:value-type="date" office:date-value="2023-11-22T15:55:00" calcext:value-type="date">
            <text:p>11/22/23 03:55 PM</text:p>
          </table:table-cell>
        </table:table-row>
        <table:table-row table:style-name="ro1">
          <table:table-cell office:value-type="date" office:date-value="2023-11-22T16:00:00" calcext:value-type="date">
            <text:p>11/22/23 04:00 PM</text:p>
          </table:table-cell>
          <table:table-cell table:formula="of:=[.B12]+5/60/24" office:value-type="date" office:date-value="2023-11-22T16:00:00" calcext:value-type="date">
            <text:p>11/22/23 04:00 PM</text:p>
          </table:table-cell>
        </table:table-row>
        <table:table-row table:style-name="ro1">
          <table:table-cell office:value-type="date" office:date-value="2023-11-22T16:05:00" calcext:value-type="date">
            <text:p>11/22/23 04:05 PM</text:p>
          </table:table-cell>
          <table:table-cell table:formula="of:=[.B13]+5/60/24" office:value-type="date" office:date-value="2023-11-22T16:05:00" calcext:value-type="date">
            <text:p>11/22/23 04:05 PM</text:p>
          </table:table-cell>
        </table:table-row>
        <table:table-row table:style-name="ro1">
          <table:table-cell office:value-type="date" office:date-value="2023-11-22T16:10:00" calcext:value-type="date">
            <text:p>11/22/23 04:10 PM</text:p>
          </table:table-cell>
          <table:table-cell table:formula="of:=[.B14]+5/60/24" office:value-type="date" office:date-value="2023-11-22T16:10:00" calcext:value-type="date">
            <text:p>11/22/23 04:10 PM</text:p>
          </table:table-cell>
        </table:table-row>
        <table:table-row table:style-name="ro1">
          <table:table-cell office:value-type="date" office:date-value="2023-11-22T16:15:00" calcext:value-type="date">
            <text:p>11/22/23 04:15 PM</text:p>
          </table:table-cell>
          <table:table-cell table:formula="of:=[.B15]+5/60/24" office:value-type="date" office:date-value="2023-11-22T16:15:00" calcext:value-type="date">
            <text:p>11/22/23 04:15 PM</text:p>
          </table:table-cell>
        </table:table-row>
        <table:table-row table:style-name="ro1">
          <table:table-cell office:value-type="date" office:date-value="2023-11-22T16:20:00" calcext:value-type="date">
            <text:p>11/22/23 04:20 PM</text:p>
          </table:table-cell>
          <table:table-cell table:formula="of:=[.B16]+5/60/24" office:value-type="date" office:date-value="2023-11-22T16:20:00" calcext:value-type="date">
            <text:p>11/22/23 04:20 PM</text:p>
          </table:table-cell>
        </table:table-row>
        <table:table-row table:style-name="ro1">
          <table:table-cell office:value-type="date" office:date-value="2023-11-22T16:25:00" calcext:value-type="date">
            <text:p>11/22/23 04:25 PM</text:p>
          </table:table-cell>
          <table:table-cell table:formula="of:=[.B17]+5/60/24" office:value-type="date" office:date-value="2023-11-22T16:25:00" calcext:value-type="date">
            <text:p>11/22/23 04:25 PM</text:p>
          </table:table-cell>
        </table:table-row>
        <table:table-row table:style-name="ro1">
          <table:table-cell office:value-type="date" office:date-value="2023-11-22T16:30:00" calcext:value-type="date">
            <text:p>11/22/23 04:30 PM</text:p>
          </table:table-cell>
          <table:table-cell table:formula="of:=[.B18]+5/60/24" office:value-type="date" office:date-value="2023-11-22T16:29:59.99" calcext:value-type="date">
            <text:p>11/22/23 04:29 PM</text:p>
          </table:table-cell>
        </table:table-row>
        <table:table-row table:style-name="ro1">
          <table:table-cell office:value-type="date" office:date-value="2023-11-22T16:35:00" calcext:value-type="date">
            <text:p>11/22/23 04:35 PM</text:p>
          </table:table-cell>
          <table:table-cell table:formula="of:=[.B19]+5/60/24" office:value-type="date" office:date-value="2023-11-22T16:34:59.99" calcext:value-type="date">
            <text:p>11/22/23 04:34 PM</text:p>
          </table:table-cell>
        </table:table-row>
        <table:table-row table:style-name="ro1">
          <table:table-cell office:value-type="date" office:date-value="2023-11-22T16:40:00" calcext:value-type="date">
            <text:p>11/22/23 04:40 PM</text:p>
          </table:table-cell>
          <table:table-cell table:formula="of:=[.B20]+5/60/24" office:value-type="date" office:date-value="2023-11-22T16:39:59.99" calcext:value-type="date">
            <text:p>11/22/23 04:39 PM</text:p>
          </table:table-cell>
        </table:table-row>
        <table:table-row table:style-name="ro1">
          <table:table-cell office:value-type="date" office:date-value="2023-11-22T16:45:00" calcext:value-type="date">
            <text:p>11/22/23 04:45 PM</text:p>
          </table:table-cell>
          <table:table-cell table:formula="of:=[.B21]+5/60/24" office:value-type="date" office:date-value="2023-11-22T16:44:59.99" calcext:value-type="date">
            <text:p>11/22/23 04:44 PM</text:p>
          </table:table-cell>
        </table:table-row>
        <table:table-row table:style-name="ro1">
          <table:table-cell office:value-type="date" office:date-value="2023-11-22T16:50:00" calcext:value-type="date">
            <text:p>11/22/23 04:50 PM</text:p>
          </table:table-cell>
          <table:table-cell table:formula="of:=[.B22]+5/60/24" office:value-type="date" office:date-value="2023-11-22T16:49:59.99" calcext:value-type="date">
            <text:p>11/22/23 04:49 PM</text:p>
          </table:table-cell>
        </table:table-row>
        <table:table-row table:style-name="ro1">
          <table:table-cell office:value-type="date" office:date-value="2023-11-22T16:55:00" calcext:value-type="date">
            <text:p>11/22/23 04:55 PM</text:p>
          </table:table-cell>
          <table:table-cell table:formula="of:=[.B23]+5/60/24" office:value-type="date" office:date-value="2023-11-22T16:54:59.99" calcext:value-type="date">
            <text:p>11/22/23 04:54 PM</text:p>
          </table:table-cell>
        </table:table-row>
        <table:table-row table:style-name="ro1">
          <table:table-cell office:value-type="date" office:date-value="2023-11-22T17:00:00" calcext:value-type="date">
            <text:p>11/22/23 05:00 PM</text:p>
          </table:table-cell>
          <table:table-cell table:formula="of:=[.B24]+5/60/24" office:value-type="date" office:date-value="2023-11-22T16:59:59.99" calcext:value-type="date">
            <text:p>11/22/23 04:59 PM</text:p>
          </table:table-cell>
        </table:table-row>
        <table:table-row table:style-name="ro1">
          <table:table-cell office:value-type="date" office:date-value="2023-11-22T17:05:00" calcext:value-type="date">
            <text:p>11/22/23 05:05 PM</text:p>
          </table:table-cell>
          <table:table-cell table:formula="of:=[.B25]+5/60/24" office:value-type="date" office:date-value="2023-11-22T17:04:59.99" calcext:value-type="date">
            <text:p>11/22/23 05:04 PM</text:p>
          </table:table-cell>
        </table:table-row>
        <table:table-row table:style-name="ro1">
          <table:table-cell office:value-type="date" office:date-value="2023-11-22T17:10:00" calcext:value-type="date">
            <text:p>11/22/23 05:10 PM</text:p>
          </table:table-cell>
          <table:table-cell table:formula="of:=[.B26]+5/60/24" office:value-type="date" office:date-value="2023-11-22T17:09:59.99" calcext:value-type="date">
            <text:p>11/22/23 05:09 PM</text:p>
          </table:table-cell>
        </table:table-row>
        <table:table-row table:style-name="ro1">
          <table:table-cell office:value-type="date" office:date-value="2023-11-22T17:15:00" calcext:value-type="date">
            <text:p>11/22/23 05:15 PM</text:p>
          </table:table-cell>
          <table:table-cell table:formula="of:=[.B27]+5/60/24" office:value-type="date" office:date-value="2023-11-22T17:14:59.99" calcext:value-type="date">
            <text:p>11/22/23 05:14 PM</text:p>
          </table:table-cell>
        </table:table-row>
        <table:table-row table:style-name="ro1">
          <table:table-cell office:value-type="date" office:date-value="2023-11-22T17:20:00" calcext:value-type="date">
            <text:p>11/22/23 05:20 PM</text:p>
          </table:table-cell>
          <table:table-cell table:formula="of:=[.B28]+5/60/24" office:value-type="date" office:date-value="2023-11-22T17:19:59.99" calcext:value-type="date">
            <text:p>11/22/23 05:19 PM</text:p>
          </table:table-cell>
        </table:table-row>
        <table:table-row table:style-name="ro1">
          <table:table-cell office:value-type="date" office:date-value="2023-11-22T17:25:00" calcext:value-type="date">
            <text:p>11/22/23 05:25 PM</text:p>
          </table:table-cell>
          <table:table-cell table:formula="of:=[.B29]+5/60/24" office:value-type="date" office:date-value="2023-11-22T17:24:59.99" calcext:value-type="date">
            <text:p>11/22/23 05:24 PM</text:p>
          </table:table-cell>
        </table:table-row>
        <table:table-row table:style-name="ro1">
          <table:table-cell office:value-type="date" office:date-value="2023-11-22T17:30:00" calcext:value-type="date">
            <text:p>11/22/23 05:30 PM</text:p>
          </table:table-cell>
          <table:table-cell table:formula="of:=[.B30]+5/60/24" office:value-type="date" office:date-value="2023-11-22T17:29:59.99" calcext:value-type="date">
            <text:p>11/22/23 05:29 PM</text:p>
          </table:table-cell>
        </table:table-row>
        <table:table-row table:style-name="ro1">
          <table:table-cell office:value-type="date" office:date-value="2023-11-22T17:35:00" calcext:value-type="date">
            <text:p>11/22/23 05:35 PM</text:p>
          </table:table-cell>
          <table:table-cell table:formula="of:=[.B31]+5/60/24" office:value-type="date" office:date-value="2023-11-22T17:34:59.99" calcext:value-type="date">
            <text:p>11/22/23 05:34 PM</text:p>
          </table:table-cell>
        </table:table-row>
        <table:table-row table:style-name="ro1">
          <table:table-cell office:value-type="date" office:date-value="2023-11-22T17:40:00" calcext:value-type="date">
            <text:p>11/22/23 05:40 PM</text:p>
          </table:table-cell>
          <table:table-cell table:formula="of:=[.B32]+5/60/24" office:value-type="date" office:date-value="2023-11-22T17:39:59.99" calcext:value-type="date">
            <text:p>11/22/23 05:39 PM</text:p>
          </table:table-cell>
        </table:table-row>
        <table:table-row table:style-name="ro1">
          <table:table-cell office:value-type="date" office:date-value="2023-11-22T17:45:00" calcext:value-type="date">
            <text:p>11/22/23 05:45 PM</text:p>
          </table:table-cell>
          <table:table-cell table:formula="of:=[.B33]+5/60/24" office:value-type="date" office:date-value="2023-11-22T17:44:59.99" calcext:value-type="date">
            <text:p>11/22/23 05:44 PM</text:p>
          </table:table-cell>
        </table:table-row>
        <table:table-row table:style-name="ro1">
          <table:table-cell office:value-type="date" office:date-value="2023-11-22T17:50:00" calcext:value-type="date">
            <text:p>11/22/23 05:50 PM</text:p>
          </table:table-cell>
          <table:table-cell table:formula="of:=[.B34]+5/60/24" office:value-type="date" office:date-value="2023-11-22T17:49:59.99" calcext:value-type="date">
            <text:p>11/22/23 05:49 PM</text:p>
          </table:table-cell>
        </table:table-row>
        <table:table-row table:style-name="ro1">
          <table:table-cell office:value-type="date" office:date-value="2023-11-22T17:55:00" calcext:value-type="date">
            <text:p>11/22/23 05:55 PM</text:p>
          </table:table-cell>
          <table:table-cell table:formula="of:=[.B35]+5/60/24" office:value-type="date" office:date-value="2023-11-22T17:54:59.99" calcext:value-type="date">
            <text:p>11/22/23 05:54 PM</text:p>
          </table:table-cell>
        </table:table-row>
        <table:table-row table:style-name="ro1">
          <table:table-cell office:value-type="date" office:date-value="2023-11-22T18:00:00" calcext:value-type="date">
            <text:p>11/22/23 06:00 PM</text:p>
          </table:table-cell>
          <table:table-cell table:formula="of:=[.B36]+5/60/24" office:value-type="date" office:date-value="2023-11-22T17:59:59.99" calcext:value-type="date">
            <text:p>11/22/23 05:59 PM</text:p>
          </table:table-cell>
        </table:table-row>
        <table:table-row table:style-name="ro1">
          <table:table-cell office:value-type="date" office:date-value="2023-11-22T18:05:00" calcext:value-type="date">
            <text:p>11/22/23 06:05 PM</text:p>
          </table:table-cell>
          <table:table-cell table:formula="of:=[.B37]+5/60/24" office:value-type="date" office:date-value="2023-11-22T18:04:59.99" calcext:value-type="date">
            <text:p>11/22/23 06:04 PM</text:p>
          </table:table-cell>
        </table:table-row>
        <table:table-row table:style-name="ro1">
          <table:table-cell office:value-type="date" office:date-value="2023-11-22T18:10:00" calcext:value-type="date">
            <text:p>11/22/23 06:10 PM</text:p>
          </table:table-cell>
          <table:table-cell table:formula="of:=[.B38]+5/60/24" office:value-type="date" office:date-value="2023-11-22T18:09:59.99" calcext:value-type="date">
            <text:p>11/22/23 06:09 PM</text:p>
          </table:table-cell>
        </table:table-row>
        <table:table-row table:style-name="ro1">
          <table:table-cell office:value-type="date" office:date-value="2023-11-22T18:15:00" calcext:value-type="date">
            <text:p>11/22/23 06:15 PM</text:p>
          </table:table-cell>
          <table:table-cell table:formula="of:=[.B39]+5/60/24" office:value-type="date" office:date-value="2023-11-22T18:14:59.99" calcext:value-type="date">
            <text:p>11/22/23 06:14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L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6:19:54.040656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5:51:08.437368414</meta:creation-date>
    <dc:date>2023-11-22T16:19:11.988618060</dc:date>
    <meta:editing-duration>PT3M59S</meta:editing-duration>
    <meta:editing-cycles>3</meta:editing-cycles>
    <meta:generator>LibreOfficeDev/24.2.0.0.alpha0$Linux_X86_64 LibreOffice_project/fa229eb1ecbcbb7b861679158ad706e37d454526</meta:generator>
    <meta:document-statistic meta:table-count="1" meta:cell-count="80" meta:object-count="0"/>
  </office:meta>
</office:document-meta>
</file>